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Arial" style:font-name-complex="Arial" fo:font-size="8pt" style:font-size-asian="8pt" style:font-size-complex="8pt" style:text-underline-type="single" style:text-underline-style="solid" style:text-underline-width="auto" style:text-underline-mode="continuous"/>
    </style:style>
    <style:style style:name="P2" style:parent-style-name="Standard" style:family="paragraph">
      <style:text-properties style:font-name="Arial" style:font-name-complex="Arial" fo:font-size="8pt" style:font-size-asian="8pt" style:font-size-complex="8pt"/>
    </style:style>
    <style:style style:name="P3" style:parent-style-name="Standard" style:family="paragraph">
      <style:text-properties style:font-name="Arial" style:font-name-complex="Arial" fo:font-size="8pt" style:font-size-asian="8pt" style:font-size-complex="8pt"/>
    </style:style>
    <style:style style:name="T4" style:parent-style-name="Policepardéfaut" style:family="text">
      <style:text-properties style:font-name="Arial" style:font-name-complex="Arial" fo:font-size="8pt" style:font-size-asian="8pt" style:font-size-complex="8pt"/>
    </style:style>
    <style:style style:name="T5" style:parent-style-name="Policepardéfaut" style:family="text">
      <style:text-properties style:font-name="Arial" style:font-name-complex="Arial" fo:font-size="8pt" style:font-size-asian="8pt" style:font-size-complex="8pt"/>
    </style:style>
    <style:style style:name="T6" style:parent-style-name="Policepardéfaut" style:family="text">
      <style:text-properties style:font-name="Arial" style:font-name-complex="Arial" fo:font-size="8pt" style:font-size-asian="8pt" style:font-size-complex="8pt"/>
    </style:style>
    <style:style style:name="T7" style:parent-style-name="Policepardéfaut" style:family="text">
      <style:text-properties style:font-name="Arial" style:font-name-complex="Arial" fo:font-size="8pt" style:font-size-asian="8pt" style:font-size-complex="8pt"/>
    </style:style>
    <style:style style:name="P8" style:parent-style-name="Standard" style:family="paragraph">
      <style:paragraph-properties fo:text-align="center"/>
      <style:text-properties style:font-name="Arial" style:font-name-complex="Arial" fo:font-size="8pt" style:font-size-asian="8pt" style:font-size-complex="8pt"/>
    </style:style>
    <style:style style:name="P9" style:parent-style-name="Standard" style:family="paragraph">
      <style:paragraph-properties fo:text-align="end"/>
      <style:text-properties style:font-name="Arial" style:font-name-complex="Arial" fo:font-size="8pt" style:font-size-asian="8pt" style:font-size-complex="8pt"/>
    </style:style>
    <style:style style:name="P10" style:parent-style-name="Standard" style:family="paragraph">
      <style:paragraph-properties fo:text-align="center"/>
      <style:text-properties style:font-name="Arial" style:font-name-complex="Arial" fo:font-size="8pt" style:font-size-asian="8pt" style:font-size-complex="8pt"/>
    </style:style>
  </office:automatic-styles>
  <office:body>
    <office:text text:use-soft-page-breaks="true">
      <text:p text:style-name="P1">Environnement de réalisation pour la mission coder la partie comptable de l’application GSB_AppliMVC</text:p>
      <text:p text:style-name="P2"/>
      <text:p text:style-name="P3">Sous Windows 7<text:s/>32bit, j’ai utilisé le serveur web WAMP 3.1.1<text:s/>32bit<text:s/>avec Apache 2.4.23, PHP<text:s/>7.1.14 et</text:p>
      <text:p text:style-name="Standard"><text:span text:style-name="T4">MySQL 5.7.14. J’ai travaillé avec l’IDE Netbeans version Dev (Build 2017111800002). J’ai installé le débogueur Xdebug et je l’ai configuré dans NetBeans. J’ai configuré le gestionnaire de version git dans NetBeans en le reliant à<text:s/></text:span><text:a xlink:href="https://github.com/grunam" office:target-frame-name="_top" xlink:show="replace"><text:span text:style-name="T5">mon compte gitHub</text:span></text:a><text:span text:style-name="T6">. J’ai installé PHP Code Sniffer un outil d’analyse de la qualité du code dans NetBeans. J’ai configuré phpDocumentor pour générer la documentation dans NetBeans. J’ai installé aussi <text:s/>phpUnit dans NetBeans, un ou</text:span><text:span text:style-name="T7">til de tests unitaires.</text:span></text:p>
      <text:p text:style-name="P8"/>
      <text:p text:style-name="P9"/>
      <text:p text:style-name="P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amik tiab</dc:creator>
    <meta:creation-date>2018-03-10T21:31:00Z</meta:creation-date>
    <dc:date>2018-04-08T14:39:00Z</dc:date>
    <meta:template xlink:href="Normal" xlink:type="simple"/>
    <meta:editing-cycles>8</meta:editing-cycles>
    <meta:editing-duration>PT1020S</meta:editing-duration>
    <meta:document-statistic meta:page-count="1" meta:paragraph-count="1" meta:word-count="112" meta:character-count="731" meta:row-count="5" meta:non-whitespace-character-count="620"/>
  </office:meta>
</office:document-meta>
</file>